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0cm" fo:padding-top="0.05cm" fo:padding-bottom="0.05cm" fo:padding-left="0.05cm" fo:padding-right="0.05cm" fo:wrap-option="wrap"/>
    </style:style>
    <style:style style:name="gr3" style:family="graphic" style:parent-style-name="standard">
      <style:graphic-properties svg:stroke-color="#0084d1" draw:fill-color="#ffffff" draw:textarea-horizontal-align="justify" draw:textarea-vertical-align="middle" draw:auto-grow-height="false" fo:min-height="0cm" fo:min-width="0cm" fo:wrap-option="wrap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linecap="square"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size-complex="10pt"/>
    </style:style>
    <style:style style:name="P3" style:family="paragraph">
      <style:paragraph-properties fo:text-align="center"/>
      <style:text-properties fo:font-size="10pt" fo:font-weight="bold" style:font-size-asian="12pt" style:font-size-complex="12pt"/>
    </style:style>
    <style:style style:name="P4" style:family="paragraph">
      <style:paragraph-properties fo:text-align="center"/>
      <style:text-properties fo:font-size="12pt" fo:font-weight="bold" style:font-size-asian="12pt" style:font-size-complex="12pt"/>
    </style:style>
    <style:style style:name="P5" style:family="paragraph">
      <style:paragraph-properties fo:text-align="start"/>
      <style:text-properties fo:color="#ffffff"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margin-left="1.905cm" fo:margin-right="0cm" fo:text-align="start" fo:text-indent="-0.635cm"/>
      <style:text-properties fo:color="#ffffff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0.7cm" svg:height="0.7cm" svg:x="15cm" svg:y="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12.89cm" svg:height="7.1cm" svg:x="8.91cm" svg:y="3.2cm">
          <text:p text:style-name="P2"><text:span text:style-name="T1">Оцените, пожалуйста, насколько в целом Вы удовлетворены качеством связи за ПОСЛЕДНИЙ МЕСЯЦ?</text:span></text:p>
          <text:p text:style-name="P2"><text:span text:style-name="T1"/></text:p>
          <text:p text:style-name="P2"><text:span text:style-name="T1">Отправьте в ответном SMS оценку от 10 (отлично) до 1 (плохо). Сообщение бесплатное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9" draw:id="id9" draw:layer="layout" svg:width="2.2cm" svg:height="1.5cm" svg:x="5.8cm" svg:y="6cm">
          <text:p text:style-name="P3">Ответ 1-8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4cm" svg:height="1.5cm" svg:x="25.49cm" svg:y="6cm">
          <text:p text:style-name="P3">Ответ 9-10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2cm" svg:height="1.5cm" svg:x="14.25cm" svg:y="12.1cm">
          <text:p text:style-name="P3">Любой другой ответ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cm" svg:height="1.8cm" svg:x="8.7cm" svg:y="25.7cm">
          <text:p text:style-name="P4">Любой ответ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357cm" svg:height="2.5cm" svg:x="24cm" svg:y="12cm">
          <text:p text:style-name="P2"><text:span text:style-name="T1">Спасибо за высокую оценку!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g xml:id="id10" draw:id="id10">
          <draw:custom-shape draw:style-name="gr4" draw:text-style-name="P1" draw:layer="layout" svg:width="1.151cm" svg:height="1.151cm" svg:x="26.1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7cm" svg:height="0.7cm" svg:x="26.331cm" svg:y="18.2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" draw:text-style-name="P2" xml:id="id8" draw:id="id8" draw:layer="layout" svg:width="5.357cm" svg:height="2.5cm" svg:x="12.65cm" svg:y="17.3cm">
          <text:p text:style-name="P2"><text:span text:style-name="T1">Спасибо, что помогаете нам стать лучше!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5" xml:id="id3" draw:id="id3" draw:layer="layout" svg:width="13.388cm" svg:height="7.1cm" svg:x="0.212cm" svg:y="9.1cm">
          <text:p text:style-name="P5"><text:span text:style-name="T2">Что именно Вам не позволило поставить оценку выше?</text:span></text:p>
          <text:p text:style-name="P5"><text:span text:style-name="T2">Отправьте номера подходящих ответов через запятую или напишите свой вариант в свободной форме</text:span></text:p>
          <text:p text:style-name="P6"><text:span text:style-name="T2">1. Недозвоны, обрывы при звонках</text:span></text:p>
          <text:p text:style-name="P6"><text:span text:style-name="T2">2. Время ожидания гудков </text:span></text:p>
          <text:p text:style-name="P6"><text:span text:style-name="T2">3. Плохое качество связи в зданиях </text:span></text:p>
          <text:p text:style-name="P6"><text:span text:style-name="T2">4. Медленный мобильный интернет </text:span></text:p>
          <text:p text:style-name="P6"><text:span text:style-name="T2">5. Медленная загрузка видео </text:span></text:p>
          <text:p text:style-name="P6"><text:span text:style-name="T2">6. Затрудняюсь ответить </text:span></text:p>
          <text:p text:style-name="P6"><text:span text:style-name="T2">7. Свой вариант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1" draw:layer="layout" draw:type="line" svg:x1="15.35cm" svg:y1="2cm" svg:x2="15.355cm" svg:y2="3.2cm" draw:start-shape="id1" draw:start-glue-point="8" draw:end-shape="id2" svg:d="M15350 2000l5 1200">
          <text:p/>
        </draw:connector>
        <draw:connector draw:style-name="gr6" draw:text-style-name="P1" draw:layer="layout" draw:type="line" svg:x1="6.906cm" svg:y1="16.2cm" svg:x2="6.9cm" svg:y2="17.8cm" draw:start-shape="id3" draw:start-glue-point="6" draw:end-shape="id4" svg:d="M6906 16200l-6 1600">
          <text:p/>
        </draw:connector>
        <draw:connector draw:style-name="gr6" draw:text-style-name="P1" draw:layer="layout" draw:type="line" svg:x1="21.8cm" svg:y1="6.75cm" svg:x2="25.49cm" svg:y2="6.75cm" draw:start-shape="id2" draw:start-glue-point="7" draw:end-shape="id5" svg:d="M21800 6750h3690">
          <text:p/>
        </draw:connector>
        <draw:connector draw:style-name="gr6" draw:text-style-name="P1" draw:layer="layout" draw:type="line" svg:x1="26.69cm" svg:y1="7.5cm" svg:x2="26.679cm" svg:y2="12cm" draw:start-shape="id5" draw:start-glue-point="2" draw:end-shape="id6" draw:end-glue-point="4" svg:d="M26690 7500l-11 4500">
          <text:p/>
        </draw:connector>
        <draw:connector draw:style-name="gr6" draw:text-style-name="P1" draw:layer="layout" draw:type="line" svg:x1="15.355cm" svg:y1="10.3cm" svg:x2="15.35cm" svg:y2="12.1cm" draw:start-shape="id2" draw:start-glue-point="6" draw:end-shape="id7" draw:end-glue-point="0" svg:d="M15355 10300l-5 1800">
          <text:p/>
        </draw:connector>
        <draw:connector draw:style-name="gr6" draw:text-style-name="P1" draw:layer="layout" draw:type="line" svg:x1="15.35cm" svg:y1="13.6cm" svg:x2="15.329cm" svg:y2="17.3cm" draw:start-shape="id7" draw:start-glue-point="2" draw:end-shape="id8" draw:end-glue-point="4" svg:d="M15350 13600l-21 3700">
          <text:p/>
        </draw:connector>
        <draw:connector draw:style-name="gr6" draw:text-style-name="P1" draw:layer="layout" draw:type="line" svg:x1="8.91cm" svg:y1="6.75cm" svg:x2="8cm" svg:y2="6.75cm" draw:start-shape="id2" draw:end-shape="id9" draw:end-glue-point="1" svg:d="M8910 6750h-910">
          <text:p/>
        </draw:connector>
        <draw:connector draw:style-name="gr6" draw:text-style-name="P1" draw:layer="layout" draw:type="line" svg:x1="6.9cm" svg:y1="7.5cm" svg:x2="6.906cm" svg:y2="9.1cm" draw:start-shape="id9" draw:start-glue-point="2" draw:end-shape="id3" draw:end-glue-point="4" svg:d="M6900 7500l6 1600">
          <text:p/>
        </draw:connector>
        <draw:custom-shape draw:style-name="gr3" draw:text-style-name="P3" xml:id="id4" draw:id="id4" draw:layer="layout" svg:width="2.2cm" svg:height="1.5cm" svg:x="5.8cm" svg:y="17.8cm">
          <text:p text:style-name="P3">Любой ответ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cm" svg:y1="18.55cm" svg:x2="12.65cm" svg:y2="18.55cm" draw:start-shape="id4" draw:start-glue-point="1" draw:end-shape="id8" draw:end-glue-point="5" svg:d="M8000 18550h4650">
          <text:p/>
        </draw:connector>
        <draw:connector draw:style-name="gr6" draw:text-style-name="P1" draw:layer="layout" draw:type="line" svg:x1="18.007cm" svg:y1="18.55cm" svg:x2="26.1cm" svg:y2="18.575cm" draw:start-shape="id8" draw:start-glue-point="7" draw:end-shape="id10" svg:d="M18007 18550l8093 25">
          <text:p/>
        </draw:connector>
        <draw:connector draw:style-name="gr6" draw:text-style-name="P1" draw:layer="layout" draw:type="line" svg:x1="26.679cm" svg:y1="14.5cm" svg:x2="26.675cm" svg:y2="18cm" draw:start-shape="id6" draw:start-glue-point="6" draw:end-shape="id10" draw:end-glue-point="0" svg:d="M26679 14500l-4 3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</office:styles>
  <office:automatic-styles>
    <style:page-layout style:name="PM0">
      <style:page-layout-properties fo:margin-top="0.1cm" fo:margin-bottom="0.1cm" fo:margin-left="0.1cm" fo:margin-right="0.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Константин Мельников</meta:initial-creator>
    <meta:creation-date>2021-04-26T08:41:32</meta:creation-date>
    <dc:date>2021-04-26T09:34:23</dc:date>
    <dc:creator>Константин Мельников</dc:creator>
    <meta:editing-duration>PT14M59S</meta:editing-duration>
    <meta:editing-cycles>3</meta:editing-cycles>
    <meta:generator>OpenOffice/4.1.7$Unix OpenOffice.org_project/417m1$Build-9800</meta:generator>
    <meta:document-statistic meta:object-count="24"/>
  </office:meta>
</office:document-meta>
</file>